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text:span text:style-name="c5">FOREWORD</text:span></text:p>
      <text:p text:style-name="p4"/>
      <text:p text:style-name="p4"><text:span text:style-name="c6">“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With many economic opportunities to offer, cities are luring people out of rural landscapes. The latest figure points to a world population that is 54% urban and increasing (United Nations 2014). <text:s/>In economically developed regions, this percentage is much higher. <text:s/>For example, the US population is 81% urban; in state of California an incredible 95% of the population is urban (US Census 2010). <text:s/>And what has historically gone hand in hand with urbanization is a human detachment from nature.</text:span></text:p>
      <text:p text:style-name="p4"><text:span text:style-name="c0"><text:tab/>By virtue of their design, cities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Yet in reality, few people have the time to make these journeys.) <text:s text:c="2"/><text:tab/></text:span></text:p>
      <text:p text:style-name="p4"><text:span text:style-name="c0"><text:tab/>As we continue to perceive nature to exist outside of our urban spaces, we are also losing generations-worth of ecological knowledge. <text:s/>We are experiencing a phenomenon that Peter Kahn (2002) calls Environmental Generational Amnesia. <text:s/>Each new generation has no memory of the natural environment as it might have been during prior generations. <text:s/>This can be a particularly vicious downward spiral in places where cheap and mindless development is prioritized over environmental and ecological protection, integration, and nourishment. <text:s/>In such places, young generations take a newly degraded environment as the standard, never learning to recognize the unhealthy state of their urban ecosystem, thus growing up to contribute to further unsustainable behavior. <text:s/></text:span></text:p>
      <text:p text:style-name="p4"><text:span text:style-name="c0"><text:tab/>A deterrent to Environmental Generational Amnesia is re-introducing ecological knowledge to young people through the educational system. <text:s/>However, the ecological principles that underpin the fabric of our societies are often not taught at schools and urban environments have almost never been considered in environmental education programs (Greenwood 2009; McClaren 2009). <text:s/>Children spend most of their time learning indoors and are rarely introduced to the outdoor world within an educational framework.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text:s/>Yet, we must solve this complex problem. <text:s/>An integral part of the solution must be increased recognition that the geographic reality of “nature” is different from the mass-perceived rigid spatial dichotomy between “urban” and “wild”. <text:s/>Nature - wild nature - is very much present in cities, and is best represented by the wildlife that seeks to use our urban trees, creeks, backyard gardens, and local parks. <text:s/>Most cities do not offer stereotypical grand wild sceneri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4"/>
      <text:p text:style-name="p4"><text:span text:style-name="c5">INTRODUCTION</text:span><text:span text:style-name="c0"> </text:span></text:p>
      <text:p text:style-name="p4"/>
      <text:p text:style-name="p4"><text:span text:style-name="c0"><text:tab/>Our detachment from nature is reversible. <text:s/>Let’s begin by recognizing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In the past, cities sometimes served as safe heavens for hunted wildlife (Bailey 1905), and in the future, a knowledgeable and active public can turn cities into places that support and nurture a healthy ecosystem. <text:s/>An ecologically literate public is more likely to understand and support both bottom-up and top-down environmental solutions, especially if the public feels personally invested and has the tools to change its behavior (Stevenson et al. 2013; Zion et al. 2011). <text:s/>But how does an entire urban citizenry become ecologically literate? <text:s/>A common approach to ecological literacy is through place-based environmental education programs and initiatives. </text:span></text:p>
      <text:p text:style-name="p1"><text:span text:style-name="c0"><text:tab/>Programs and initiatives often target children and youth, with the idea that these young adults represent our future. <text:s/>Place-based environmental education is shown to improve children's environmental awareness, interests, and intentions (Kubota et al. 2013). <text:s/>The results of hands-on workshops improve children’s awareness of environmental issues that are not visible, such as air, noise, and water pollution (Kubota et al. 2013). <text:s text:c="2"/>(Add more)</text:span></text:p>
      <text:p text:style-name="p1"><text:span text:style-name="c0"><text:tab/>The success behind place-based environmental education is part due to its focus on places that are dear to us, such as the places where we live (e.g. Kubota et al. 2013). <text:s/>Our homes, backyards, local neighborhood, and even our cities, tend to hold deep significance for us. <text:s/>When learning about the places where we live, we begin to understand their connection to other places and the impacts of our behavior on local quality of life (Thomashow 2002). <text:s/>Ecological and natural science knowledge empowers communities by providing them with the information and tools to tackle local issues like public health (), climate change and habitat destruction (Thomashow 2002). <text:s/><text:tab/>And from a personal perspective<text:tab/>, urban nature helps us be clear-headed, calm, resilient, retrospective, and benefits other mental and physical health (Kaplan &amp; Kaplan 2005). (So if we are to reconnect with nature, we might be most successful doing so at the local level.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text:s/>While it is paramount to provide this education to young people, the majority of the population is left out. <text:s/>Also, participants are enlisted in these programs for a short time, not for the duration of their life. <text:s/>We need to think of a new learning framework that utilizes the strengths of place-based environmental education programs, but is always available to the entire urban populace, focuses on the local level, encourages action, and evolves with the local ecosystem and environment. <text:s/></text:span></text:p>
      <text:p text:style-name="p1"><text:span text:style-name="c0"><text:tab/>In particular, it might be possible to utilize online mapping technologies to create a place-based environmental education medium that fits all the above criteria. <text:s/>Web maps are easily accessible and always present, can focus on a given place, can be edited to reflect new information and changes in the environment, and can be designed to encourage action. (They are missing the social element of learning, but a website could be designed to incorporate a social networking feature). <text:s text:c="3"/></text:span></text:p>
      <text:p text:style-name="p1"><text:span text:style-name="c0"><text:tab/>This thesis utilizes web-maps as an educational tool in order to investigate a bigger question. <text:s/>What is the role of place-based environmental knowledge on a person’s sense of place - in particular, the presence and strength of a person’s ecological place-attachment and ecological place-meaning? <text:s/>A sense of place theoretical framework is used to examine this question. <text:s/>The framework draws on prior research to define place-attachment and place-meaning. <text:s/>Thus far, research has mostly focused on investigating the impact of hands-on, in person, experiences with nature and the consequent influence on place-meaning and place-attachment. <text:s/>Recent studies are specifically studying the impact of environmental education programs on participant’s place-attachment and place-meaning. <text:s/>However, there are currently no studies that have examined the impact of environmental knowledge on place-attachment or -meaning, where the knowledge is gained from a website and driven by personal curiosity. </text:span></text:p>
      <text:p text:style-name="p4"/>
      <text:p text:style-name="p4"/>
      <text:p text:style-name="p4"/>
      <text:p text:style-name="p4"/>
      <text:p text:style-name="p4"/>
      <text:p text:style-name="p4"><text:span text:style-name="c0">
          <text:s text:c="52"/><text:tab/></text:span></text:p>
      <text:p text:style-name="p4"><text:span text:style-name="c0"><text:tab/></text:span></text:p>
      <text:p text:style-name="p4"/>
      <text:p text:style-name="p4"/>
      <text:p text:style-name="p4"/>
      <text:p text:style-name="p4"/>
      <text:p text:style-name="p4"/>
      <text:p text:style-name="p4"><text:span text:style-name="c0"><text:tab/></text:span></text:p>
      <text:p text:style-name="p4"/>
      <text:p text:style-name="p4"><text:span text:style-name="c0">&gt;&gt; Knowledge and Place attachment<text:tab/></text:span></text:p>
      <text:p text:style-name="p4"/>
      <text:p text:style-name="p4"><text:span text:style-name="c0"><text:tab/>From a part hand-on and part lecture workshop on reconnecting to the natural environment on a college campus, Peggy Barlett (2005, 41) reports that “four dimensions of the workshop experience – the power of the group, the naming of species, the use of narrative, and <text:s/>the integration of work and values – have emerged as enhancing the cognitive, affective, and practice dimensions of place attachment.” <text:s/>In a follow-up survey, the workshop participants were strongly affected by the experience of learning the names of tree species and the stories that were told regarding their natural environment. <text:s/>When a tree is given a name, it all the sudden becomes more than just “a tree” - it gains a particular uniqueness that we can begin to recognize. <text:s/>We can begin to see how its species is different from other trees. <text:s/>However, as Barry Lopez (1988) rightly says, knowing the names of everything in a landscape does not equate to understanding the land; to know the land,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ext:s/>to people contextualize and narrate their experiences with a place; we embed place meanings in these stories, which helps convey the meanings to others. <text:s text:c="4"/></text:span></text:p>
      <text:p text:style-name="p4"/>
      <text:p text:style-name="p4"><text:span text:style-name="c0">&gt;&gt; Knowledge and Place Meaning</text:span></text:p>
      <text:p text:style-name="p4"/>
      <text:p text:style-name="p4"><text:span text:style-name="c0"><text:tab/>The evidence to show that knowledge can affect or even create place meaning is more often implied. <text:s/>There are few studies where that was the focus of the research. <text:s/>From the midst of Davenport and Anderson (2005)'s findings on place meanings for a changing river landscape, emerged small insights on how place meanings evolve; study participants explained that learning about the unique ecological aspects of their river deepened their appreciation for the place and gave them a new perspective. </text:span></text:p>
      <text:p text:style-name="p4"/>
      <text:p text:style-name="p4"/>
      <text:p text:style-name="p4"><text:span text:style-name="c0"><text:tab/>Not using Kudryavtsev et al (2012)'s place meaning Likert statements.. because he is basing it on physical experiences with nature.</text:span></text:p>
      <text:p text:style-name="p4"/>
      <text:p text:style-name="p4"/>
      <text:p text:style-name="p4"/>
      <text:p text:style-name="p4"/>
      <text:p text:style-name="p4"/>
      <text:p text:style-name="p4"><text:span text:style-name="c5">LITERATURE REVIEW</text:span></text:p>
      <text:p text:style-name="p4"/>
      <text:p text:style-name="p4"/>
      <text:p text:style-name="p4"><text:span text:style-name="c0"><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span></text:p>
      <text:p text:style-name="p4"><text:span text:style-name="c0"><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Let's define and further explore these concepts.</text:span></text:p>
      <text:p text:style-name="p4"/>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what one is attached.” (Stedman 2003, 826) (Is it really just a social construction?) <text:s/>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4"><text:span text:style-name="c0"><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regain their strength. The person's attachments might be to river's symbolism of strength, or to the resilient personal identity that emerges when they are in the presence of the river.</text:span></text:p>
      <text:p text:style-name="p4"/>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text:s/>A person could be immediately awe-struck when seeing Yosemite Valley for the first time and forever find that place special, or it might take multiple camping trips into the valley to acquire memorable experiences that mark Yosemite special to them. <text:s/>And the processes by which we develop our place-attachments is as varied as our experiences, but they can be categorized. <text:s/></text:span></text:p>
      <text:p text:style-name="p4"><text:span text:style-name="c0"><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span></text:p>
      <text:p text:style-name="p4"><text:span text:style-name="c0"><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span></text:p>
      <text:p text:style-name="p4"/>
      <text:p text:style-name="p4"><text:span text:style-name="c0">1.4: Measuring Place-attachment</text:span></text:p>
      <text:p text:style-name="p4"/>
      <text:p text:style-name="p4"><text:span text:style-name="c0">1.5: Factors that influence Place-attachment</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4"><text:span text:style-name="c0"><text:tab/>“Place-meaning” is a concept that refers to the symbolic meanings that people ascribe to places (cite). <text:s/>Place-meanings are descriptive and answer the question of “What </text:span><text:span text:style-name="c6">kind </text:span><text:span text:style-name="c0">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a single place often means different things to different people as a reflection of the variety of values, needs, and priorities that govern us at the individual level (Stedman 2008). <text:s/>; but it's also possible for place-meanings to converge and agree, if there is a strong commonality in the way a place is experienced (Stedman 2008). <text:s/></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
      <text:p text:style-name="p4"><text:span text:style-name="c0"><text:tab/>There is strong agreement that place-meanings are a social construct (Greider &amp; Garkovich 1994; Eisenhauer et al 2000; Stewart 2008; Stokowski 2008). <text:s/>Greider and Garkovich (1994) posit that social and cultural processes help guide our interpretation and experience of the physical environment and impose meanings onto it, and Eisenhauer et al. (2000) conclude that place-meanings are a reflection of our social and cultural experiences. <text:s/>Although no one is denying that strong role of social and cultural processes in the development of place-meanings, <text:s/></text:span><text:span text:style-name="c5">Stedman (2008? or 2003?)</text:span><text:span text:style-name="c0"> wonders if people really do have a complete freedom in guiding their experiences with the environment. To what degree is the physical environment itself responsible in shaping the meanings we ascribe to place? <text:s/>Is there a particular aspect of the environment that transcends all cultures and similarly appeals to all people, maybe as a result of our biological needs? <text:s/>In other words, can some place-meanings be intrinsic? <text:s/></text:span></text:p>
      <text:p text:style-name="p4"/>
      <text:p text:style-name="p4"><text:span text:style-name="c0">2.4: Measuring Place-Meaning</text:span></text:p>
      <text:p text:style-name="p4"/>
      <text:p text:style-name="p4"><text:span text:style-name="c0">2.5: Factors that influence place-meanings</text:span></text:p>
      <text:p text:style-name="p4"/>
      <text:p text:style-name="p4"/>
      <text:p text:style-name="p4"/>
      <text:p text:style-name="p4"><text:span text:style-name="c0"><text:tab/> </text:span></text:p>
      <text:p text:style-name="p4"/>
      <text:p text:style-name="p4"><text:span text:style-name="c0">3: Factors that influence Place-Attachment and Place-Meaning</text:span></text:p>
      <text:p text:style-name="p4"/>
      <text:p text:style-name="p4"><text:span text:style-name="c0"><text:tab/>The strength of our place-attachment is influenced by a number of factors. <text:s/>Time and scale can play a role (Low and Altman 1992), where longer time can often strengthen our attachment. <text:s/>Scale is often the inverse – we are most strongly attached to our immediate living premises such as our house and yard, then to our neighborhood and city, and lastly to our region and country (). <text:s text:c="3"/></text:span></text:p>
      <text:p text:style-name="p4"/>
      <text:p text:style-name="p4"/>
      <text:p text:style-name="p1"/>
      <text:p text:style-name="p4"><text:span text:style-name="c0">3.1: Society, Culture, Language</text:span></text:p>
      <text:p text:style-name="p4"/>
      <text:p text:style-name="p4"><text:span text:style-name="c0"><text:tab/>Even if a place means something rather unique to us and outside cultural norms, when we are asked to articulate this meaning, people often use language that is in line with cultural values and standards (Stewart 2008). <text:s/>Similarly, the language that we choose to use in articulating this meaning will be influenced by the make-up of our audience.</text:span></text:p>
      <text:p text:style-name="p4"/>
      <text:p text:style-name="p4"/>
      <text:p text:style-name="p4"/>
      <text:p text:style-name="p4"/>
      <text:p text:style-name="p4"><text:span text:style-name="c0">3.2: The Physical Environment</text:span></text:p>
      <text:p text:style-name="p4"/>
      <text:p text:style-name="p1"><text:span text:style-name="c0"><text:tab/>The physical environment provides context for all of our interactions ( Ardoin 2006; Stedman 2003; Riley 1992; Hufford 1992). <text:s/>Stedman (2003)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text:s/>For example, if the quality of the natural environment is poor, or perceived so, a person might not be attached to it and they may not attribute any ecological meanings to that place.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4"/>
      <text:p text:style-name="p4"><text:span text:style-name="c0">3.3: Geographic scale</text:span></text:p>
      <text:p text:style-name="p4"/>
      <text:p text:style-name="p1"><text:span text:style-name="c0"><text:tab/>Scale influences the strength of attachment. <text:s/>Nanzer (2004) found that even at the state level, .. ?</text:span></text:p>
      <text:p text:style-name="p4"/>
      <text:p text:style-name="p4"/>
      <text:p text:style-name="p4"><text:span text:style-name="c0">3.4: Time / Length of Residency</text:span></text:p>
      <text:p text:style-name="p4"/>
      <text:p text:style-name="p1"><text:span text:style-name="c0"><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ext:span></text:p>
      <text:p text:style-name="p4"/>
      <text:p text:style-name="p4"><text:span text:style-name="c0">3.4: Gender and Race</text:span></text:p>
      <text:p text:style-name="p4"/>
      <text:p text:style-name="p1"><text:span text:style-name="c0"><text:tab/>Some studies found that gender did not play a significant role in place attachment, identity, or dependence (Nanzer 2004). <text:s/></text:span></text:p>
      <text:p text:style-name="p4"><text:span text:style-name="c0"><text:tab/>Racial background seemed to influence a person's sense of place in some studies (Nanzer 2004). <text:s/></text:span></text:p>
      <text:p text:style-name="p4"><text:span text:style-name="c0"><text:tab/>Surely, how gender, race, education, etc, plays a role in a person's sense of place must be influenced by the cultural norms of that place. </text:span></text:p>
      <text:p text:style-name="p4"/>
      <text:p text:style-name="p4"><text:span text:style-name="c0">3.5: Disruptions and Conflict</text:span></text:p>
      <text:p text:style-name="p4"/>
      <text:p text:style-name="p4"><text:span text:style-name="c0"><text:tab/>Brown (1992) discusses how established place-attachments provide a sense of security and stability, and how challenges and disruptions to an established place-attachment can be stressful, emotional, and undesirable. <text:s/>In much the same way, insisting on the adoption of place-meanings that challenge or oppose someone's already established place-meanings, is a common source of conflict among stakeholders (citation ?).</text:span></text:p>
      <text:p text:style-name="p4"/>
      <text:p text:style-name="p4"/>
      <text:p text:style-name="p4"/>
      <text:p text:style-name="p4"/>
      <text:p text:style-name="p4"><text:span text:style-name="c0">&gt;&gt; What influences Place attachment?</text:span></text:p>
      <text:p text:style-name="p4"><text:span text:style-name="c0">Empirical findings show that “social/cultural influences may influence the reasons places are considered to be special, but these influences are not the sole or primary factors involved in emotional attachments to place" (Eisenhauer et al. 2000, 438). <text:s/><text:tab/></text:span></text:p>
      <text:p text:style-name="p4"/>
      <text:p text:style-name="p4"><text:span text:style-name="c0">our physical environment – like for disabled people, a place that is easier to access.. </text:span></text:p>
      <text:p text:style-name="p4"/>
      <text:p text:style-name="p4"/>
      <text:p text:style-name="p4"><text:span text:style-name="c0">These meanings are symbolic and personal. <text:s/>They fall somewhere along a triangular continuum between the three poles of self, others, and the environment (Gustafson 2001). <text:s/>Gustafson (2001) found that place meanings concerning the relationship between the self and the environment depend on formal and personal knowledge people have of the environment. <text:s/></text:span></text:p>
      <text:p text:style-name="p4"><text:span text:style-name="c0"><text:tab/>It is important to discuss that our experiences of place and the consequent meanings that form of those places, are influenced by gender, race, class, and sexuality (Manzo 2005; Massey 1994). <text:s/>These four factors can restrict the degree to which we feel free and safe to experience a place. <text:s/>Manzo (2005) concludes from her findings that “the qualities of the places where people felt threatened or excluded … were public places where presumably anyone has access, but where social boundaries have been created” (Manzo 2005, 83). <text:s/>This harks back to the concept of “outsidedness” introduced by Relph (1976), where a person feels alienated or separated from a place. <text:s/>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text:span text:style-name="c0">&gt;&gt;culture and society<text:tab/></text:span></text:p>
      <text:p text:style-name="p4"><text:span text:style-name="c0"><text:tab/>Our sense of place, derived through our experiences with place, seems to result from social constructs (), and from the type of physical environment (). <text:s/></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text:span text:style-name="c0"><text:tab/>Place meanings are not constant over time: they change to reflect the changes in our experiences and the environment (Stewart 2008). </text:span></text:p>
      <text:p text:style-name="p4"/>
      <text:p text:style-name="p4"/>
      <text:p text:style-name="p4"><text:span text:style-name="c0"><text:tab/></text:span></text:p>
      <text:p text:style-name="p4"><text:span text:style-name="c5">5. Measuring &amp; Studying Place-attachment and Place Meaning</text:span></text:p>
      <text:p text:style-name="p4"><text:span text:style-name="c0"> Some claim that place-meanings can be measured (Stedman 2008), while others say they cannot (Manzo 2008?), while both agree that “meanings suffer from an exquisite lack of clarity” (Stedman 2008, pg. 65). <text:s/></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
      <text:p text:style-name="p4"/>
      <text:p text:style-name="p4"/>
      <text:p text:style-name="p4"/>
      <text:p text:style-name="p4"/>
      <text:p text:style-name="p4"><text:span text:style-name="c0">4. Inconsistencies, Gaps and Debate in the Literature</text:span></text:p>
      <text:p text:style-name="p4"/>
      <text:p text:style-name="p4"><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4"><text:span text:style-name="c0"><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c6">syn.</text:span><text:span text:style-name="c0"> important,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4"/>
      <text:p text:style-name="p4"><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4"><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4"/>
      <text:p text:style-name="p4"><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4"/>
      <text:p text:style-name="p4"><text:span text:style-name="c0"><text:tab/>Methodologies are inconsistent. <text:s/>The statement “The Great Lakes are important to me” are used as a measure for place identity not place attachment (Nanzer 2004). <text:s/></text:span></text:p>
      <text:p text:style-name="p4"/>
      <text:p text:style-name="p4"><text:span text:style-name="c0"><text:tab/></text:span></text:p>
      <text:p text:style-name="p4"><text:span text:style-name="c0"><text:tab/></text:span></text:p>
      <text:p text:style-name="p4"><text:span text:style-name="c0"><text:tab/></text:span></text:p>
      <text:p text:style-name="p4"><text:span text:style-name="c0">Place attachment and Pro-environmental Behavior</text:span></text:p>
      <text:p text:style-name="p4"><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span></text:p>
      <text:p text:style-name="p4"><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4"><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4"/>
      <text:p text:style-name="p4"/>
      <text:p text:style-name="p4"/>
      <text:p text:style-name="p4"><text:span text:style-name="c0"><text:tab/>Vaske and Korbin (2001)</text:span></text:p>
      <text:p text:style-name="p4"><text:span text:style-name="c0"><text:tab/>Clayton (2003)</text:span></text:p>
      <text:p text:style-name="p4"><text:span text:style-name="c0"><text:tab/>Uzzell et al 2002</text:span></text:p>
      <text:p text:style-name="p4"/>
      <text:p text:style-name="p4"/>
      <text:p text:style-name="p4"><text:span text:style-name="c0"><text:tab/></text:span></text:p>
      <text:p text:style-name="p4"/>
      <text:p text:style-name="p4"/>
      <text:p text:style-name="p4"><text:span text:style-name="c0">Relationship between place-meaning and place-attachment: place-attachment, and other place-related concepts can be “a function of the kinds of meanings we attribute to it” (Stedman 2008 (book), pg. 66).</text:span></text:p>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
      <text:p text:style-name="p4"><text:span text:style-name="c0">&gt;&gt;Five-Point Likert Scale: </text:span></text:p>
      <text:p text:style-name="p4"><text:span text:style-name="c0"><text:tab/>A five point Likert scale ranging from “strongly disagree” to “strongly agree” was commonly used in survey questionnaires statements (Nanzer 2004)</text:span></text:p>
      <text:p text:style-name="p4"/>
      <text:p text:style-name="p4"><text:span text:style-name="c0">&gt;&gt;Seven-Point Likert Scale:</text:span></text:p>
      <text:p text:style-name="p4"><text:span text:style-name="c0"><text:tab/>Used by Stedman (2002, 2003) to measure place attachment. <text:s/></text:span></text:p>
      <text:p text:style-name="p4"/>
      <text:p text:style-name="p4"><text:span text:style-name="c0">Instruments:</text:span></text:p>
      <text:p text:style-name="p4"><text:span text:style-name="c0"><text:tab/>Interviews</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4"><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Web Maps</text:span></text:p>
      <text:p text:style-name="p4"><text:span text:style-name="c0">And while in the city, <text:s/>“people spend far more hours in front of video screens than they do walking the land” (Thomashow 2002, 79). </text:span></text:p>
      <text:p text:style-name="p4"/>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
      <text:p text:style-name="p4"/>
      <text:p text:style-name="p4"/>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 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We use our five senses to experience a space, but social, cultural, psychological, economic, and other mechanisms can also govern our experiences and interpretations of a space. </text:span></text:p>
      <text:p text:style-name="p4"/>
      <text:p text:style-name="p4"/>
      <text:p text:style-name="p4"><text:span text:style-name="c0"><text:tab/></text:span></text:p>
      <text:p text:style-name="p4"/>
      <text:p text:style-name="p4"><text:span text:style-name="c0">It is useful in understanding our attachment to place. <text:s/>Let's use an example to illustrate the significance of place meaning: the statement “The Redwood forest is a very important place to me” is <text:s text:c="15"/>exemplary of strong place attachment to the Redwood forest, but the reason for that attachment is unclear. <text:s/>We can continue the statement with two different examples of place meaning: “...because it is a source of lumber and job security” or “...because it provides habitat to the endangered Spotted Owl”. <text:s/>The former ascribes an economic meaning to the Redwood forest, and the latter ascribes an ecological meaning. <text:s/>Both help explain the attachment to the Redwood forest, but they are vastly different place meanings, implying very different stakeholder attitudes toward how the forest should be used or managed. <text:s/></text:span></text:p>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office:text>
  </office:body>
</office:document-content>
</file>